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ospace" svg:font-family="monospace"/>
    <style:font-face style:name="Courier New1" svg:font-family="'Courier New'" style:font-pitch="fixed"/>
    <style:font-face style:name="Courier New" svg:font-family="'Courier New'" style:font-family-generic="modern" style:font-pitch="fixed"/>
    <style:font-face style:name="Liberation Mono" svg:font-family="'Liberation Mono'" style:font-family-generic="modern" style:font-pitch="fixed"/>
    <style:font-face style:name="Calibri1" svg:font-family="Calib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596cm" fo:margin-left="0cm" table:align="left"/>
    </style:style>
    <style:style style:name="Table1.A" style:family="table-column">
      <style:table-column-properties style:column-width="4.001cm"/>
    </style:style>
    <style:style style:name="Table1.B" style:family="table-column">
      <style:table-column-properties style:column-width="6.304cm"/>
    </style:style>
    <style:style style:name="Table1.C" style:family="table-column">
      <style:table-column-properties style:column-width="6.292cm"/>
    </style:style>
    <style:style style:name="Table1.A1" style:family="table-cell">
      <style:table-cell-properties style:vertical-align="middle" fo:padding-left="0cm" fo:padding-right="0cm" fo:padding-top="0cm" fo:padding-bottom="0.049cm" fo:border-left="none" fo:border-right="none" fo:border-top="none" fo:border-bottom="0.05pt solid #000000"/>
    </style:style>
    <style:style style:name="P1" style:family="paragraph" style:parent-style-name="Text_20_body">
      <style:text-properties style:font-name="Calibri1" officeooo:rsid="0091816a" officeooo:paragraph-rsid="0091816a"/>
    </style:style>
    <style:style style:name="P2" style:family="paragraph" style:parent-style-name="Text_20_body">
      <style:paragraph-properties fo:break-before="page"/>
      <style:text-properties style:font-name="Calibri1" officeooo:rsid="0091816a" officeooo:paragraph-rsid="0091816a"/>
    </style:style>
    <style:style style:name="P3" style:family="paragraph" style:parent-style-name="Text_20_body">
      <style:paragraph-properties fo:break-before="page"/>
      <style:text-properties style:font-name="Calibri1" officeooo:rsid="00925f72" officeooo:paragraph-rsid="00925f72"/>
    </style:style>
    <style:style style:name="P4" style:family="paragraph" style:parent-style-name="Text_20_body">
      <style:paragraph-properties fo:break-before="page"/>
      <style:text-properties style:font-name="Calibri1" officeooo:rsid="00964899" officeooo:paragraph-rsid="00964899"/>
    </style:style>
    <style:style style:name="P5" style:family="paragraph" style:parent-style-name="Illustration">
      <style:paragraph-properties fo:text-align="center" style:justify-single-word="false"/>
    </style:style>
    <style:style style:name="P6" style:family="paragraph" style:parent-style-name="Table_20_Heading">
      <style:paragraph-properties fo:margin-left="0.3cm" fo:margin-right="0cm" fo:text-align="start" style:justify-single-word="false" fo:text-indent="0cm" style:auto-text-indent="false" style:writing-mode="lr-tb"/>
    </style:style>
    <style:style style:name="P7" style:family="paragraph" style:parent-style-name="Heading_20_1" style:master-page-name="MP0">
      <style:paragraph-properties style:page-number="auto" fo:break-before="page"/>
      <style:text-properties style:font-name="Calibri1" fo:language="en" fo:country="GB" officeooo:paragraph-rsid="008a00d7"/>
    </style:style>
    <style:style style:name="P8" style:family="paragraph" style:parent-style-name="Text_20_body">
      <style:text-properties style:font-name="Calibri1" fo:language="en" fo:country="GB" fo:font-weight="normal" officeooo:rsid="0091816a" officeooo:paragraph-rsid="0091816a" style:font-weight-asian="normal" style:font-weight-complex="normal"/>
    </style:style>
    <style:style style:name="P9" style:family="paragraph" style:parent-style-name="Text_20_body">
      <style:text-properties style:font-name="Calibri1" fo:language="en" fo:country="GB" fo:font-weight="normal" officeooo:rsid="0091848f" officeooo:paragraph-rsid="0095babb" style:font-weight-asian="normal" style:font-weight-complex="normal"/>
    </style:style>
    <style:style style:name="P10" style:family="paragraph" style:parent-style-name="Text_20_body">
      <style:text-properties style:font-name="Calibri1" officeooo:rsid="0091816a" officeooo:paragraph-rsid="0091816a"/>
    </style:style>
    <style:style style:name="P11" style:family="paragraph" style:parent-style-name="Text_20_body">
      <style:text-properties officeooo:rsid="0098a53b" officeooo:paragraph-rsid="0098a53b"/>
    </style:style>
    <style:style style:name="P12" style:family="paragraph" style:parent-style-name="Text_20_body">
      <style:text-properties style:font-name="Courier New1" officeooo:rsid="009ea3f0" officeooo:paragraph-rsid="009ea3f0"/>
    </style:style>
    <style:style style:name="P13" style:family="paragraph" style:parent-style-name="Text_20_body">
      <style:text-properties officeooo:rsid="009bc778" officeooo:paragraph-rsid="009bc778"/>
    </style:style>
    <style:style style:name="P14" style:family="paragraph" style:parent-style-name="Text_20_body">
      <style:text-properties style:use-window-font-color="true" officeooo:rsid="0098a53b" officeooo:paragraph-rsid="0098a53b" fo:background-color="transparent"/>
    </style:style>
    <style:style style:name="P15" style:family="paragraph" style:parent-style-name="Text_20_body">
      <style:text-properties officeooo:rsid="009da965" officeooo:paragraph-rsid="009da965"/>
    </style:style>
    <style:style style:name="P16" style:family="paragraph" style:parent-style-name="Text_20_body">
      <style:text-properties officeooo:rsid="009ea3f0" officeooo:paragraph-rsid="009ea3f0"/>
    </style:style>
    <style:style style:name="P17" style:family="paragraph" style:parent-style-name="Text_20_body">
      <style:text-properties style:font-name="Calibri1" officeooo:rsid="009ea3f0" officeooo:paragraph-rsid="009ea3f0"/>
    </style:style>
    <style:style style:name="P18" style:family="paragraph" style:parent-style-name="Text_20_body">
      <style:paragraph-properties style:writing-mode="lr-tb"/>
      <style:text-properties style:font-name="monospace" officeooo:rsid="0098a53b" officeooo:paragraph-rsid="009cbfd0"/>
    </style:style>
    <style:style style:name="P19" style:family="paragraph" style:parent-style-name="Table_20_Contents">
      <style:paragraph-properties fo:margin-left="0.3cm" fo:margin-right="0cm" fo:text-align="start" style:justify-single-word="false" fo:text-indent="0cm" style:auto-text-indent="false" style:writing-mode="lr-tb"/>
    </style:style>
    <style:style style:name="T1" style:family="text">
      <style:text-properties fo:language="en" fo:country="GB"/>
    </style:style>
    <style:style style:name="T2" style:family="text">
      <style:text-properties fo:language="en" fo:country="GB" fo:font-weight="normal" style:font-weight-asian="normal" style:font-weight-complex="normal"/>
    </style:style>
    <style:style style:name="T3" style:family="text">
      <style:text-properties fo:language="en" fo:country="GB" fo:font-weight="normal" officeooo:rsid="0091848f" style:font-weight-asian="normal" style:font-weight-complex="normal"/>
    </style:style>
    <style:style style:name="T4" style:family="text">
      <style:text-properties style:font-name="Calibri1" fo:language="en" fo:country="GB"/>
    </style:style>
    <style:style style:name="T5" style:family="text">
      <style:text-properties style:font-name="Calibri1" fo:language="en" fo:country="GB" officeooo:rsid="0098e111"/>
    </style:style>
    <style:style style:name="T6" style:family="text">
      <style:text-properties style:font-name="Calibri1" fo:language="en" fo:country="GB" officeooo:rsid="009a0845"/>
    </style:style>
    <style:style style:name="T7" style:family="text">
      <style:text-properties style:font-name="Calibri1" fo:language="en" fo:country="GB" officeooo:rsid="009bc778"/>
    </style:style>
    <style:style style:name="T8" style:family="text">
      <style:text-properties style:font-name="Calibri1" fo:language="en" fo:country="GB" officeooo:rsid="009da965"/>
    </style:style>
    <style:style style:name="T9" style:family="text">
      <style:text-properties style:font-name="Calibri1" fo:language="en" fo:country="GB" officeooo:rsid="009ea3f0"/>
    </style:style>
    <style:style style:name="T10" style:family="text">
      <style:text-properties officeooo:rsid="0091816a"/>
    </style:style>
    <style:style style:name="T11" style:family="text">
      <style:text-properties officeooo:rsid="00941240"/>
    </style:style>
    <style:style style:name="T12" style:family="text">
      <style:text-properties officeooo:rsid="0094fe3f"/>
    </style:style>
    <style:style style:name="T13" style:family="text">
      <style:text-properties officeooo:rsid="0098e111"/>
    </style:style>
    <style:style style:name="T14" style:family="text">
      <style:text-properties style:font-name="Courier New1" fo:language="en" fo:country="GB"/>
    </style:style>
    <style:style style:name="T15" style:family="text">
      <style:text-properties style:use-window-font-color="true" style:font-name="Courier New1" fo:language="en" fo:country="GB" officeooo:rsid="009cbfd0" fo:background-color="transparent" loext:char-shading-value="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Route Redistribution</text:h>
      <text:p text:style-name="P11"><text:span text:style-name="T4">In Juniper devices routes are redistributed by </text:span><text:span text:style-name="T5">importing and exporting routing policies in specific protocols </text:span><text:span text:style-name="T8">on in the general “protocols” hierarchy</text:span><text:span text:style-name="T5">. </text:span><text:span text:style-name="T6">The principles are discussed in the chapter about Routing Policies.</text:span></text:p>
      <text:p text:style-name="P11"><text:span text:style-name="T6"/></text:p>
      <text:p text:style-name="P15"><text:span text:style-name="T4">Route Redistribution is a term from Cisco systems, and does not really apply to the same way in Juniper. </text:span><text:span text:style-name="T9">In Juniper within a specific protocol routes are always shared but there </text:span><text:span text:style-name="T6">a</text:span><text:span text:style-name="T9">re</text:span><text:span text:style-name="T6"> default import/export policies for each protocol, the ones used in this project are shown in the table below.</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6">Importing or Exporting Protocol</text:p>
            </table:table-cell>
            <table:table-cell table:style-name="Table1.A1" office:value-type="string">
              <text:p text:style-name="P6">Default Import Policy</text:p>
            </table:table-cell>
            <table:table-cell table:style-name="Table1.A1" office:value-type="string">
              <text:p text:style-name="P6">Default Export Policy</text:p>
            </table:table-cell>
          </table:table-row>
        </table:table-header-rows>
        <table:table-row>
          <table:table-cell table:style-name="Table1.A1" office:value-type="string">
            <text:p text:style-name="P19">BGP</text:p>
          </table:table-cell>
          <table:table-cell table:style-name="Table1.A1" office:value-type="string">
            <text:p text:style-name="P19">Accept all received BGP IPv4 routes learned from configured neighbors and import into the inet.0 routing table. Accept all received BGP IPv6 routes learned from configured neighbors and import into the inet6.0 routing table.</text:p>
          </table:table-cell>
          <table:table-cell table:style-name="Table1.A1" office:value-type="string">
            <text:p text:style-name="P19">Readvertise all learned BGP routes to all BGP speakers, while following protocol-specific rules that prohibit one IBGP speaker from readvertising routes learned from another IBGP speaker, unless it is functioning as a route reflector.</text:p>
          </table:table-cell>
        </table:table-row>
        <table:table-row>
          <table:table-cell table:style-name="Table1.A1" office:value-type="string">
            <text:p text:style-name="P19">IS-IS</text:p>
          </table:table-cell>
          <table:table-cell table:style-name="Table1.A1" office:value-type="string">
            <text:p text:style-name="P19">Accept all IS-IS routes and import into the inet.0 and inet6.0 routing tables. (You cannot override or change this default policy.)</text:p>
          </table:table-cell>
          <table:table-cell table:style-name="Table1.A1" office:value-type="string">
            <text:p text:style-name="P19">Reject everything. (The protocol uses flooding to announce local routes and any learned routes.)</text:p>
          </table:table-cell>
        </table:table-row>
        <table:table-row>
          <table:table-cell table:style-name="Table1.A1" office:value-type="string">
            <text:p text:style-name="P19">OSPF</text:p>
          </table:table-cell>
          <table:table-cell table:style-name="Table1.A1" office:value-type="string">
            <text:p text:style-name="P19">Accept all OSPF routes and import into the inet.0 routing table. (You cannot override or change this default policy.)</text:p>
          </table:table-cell>
          <table:table-cell table:style-name="Table1.A1" office:value-type="string">
            <text:p text:style-name="P19">Reject everything. (The protocol uses flooding to announce local routes and any learned routes.)</text:p>
          </table:table-cell>
        </table:table-row>
      </table:table>
      <text:p text:style-name="Illustration"><text:span text:style-name="T13">Table 1: </text:span>Default import and export policies for protocols. <text:span text:style-name="T13">Full tale is available at the Juniper ome page at: </text:span><text:a xlink:type="simple" xlink:href="https://www.juniper.net/documentation/en_US/junos12.3/topics/reference/general/policy-protocol-import-export-defaults.html" text:style-name="Internet_20_link" text:visited-style-name="Visited_20_Internet_20_Link">https://www.juniper.net/documentation/en_US/junos12.3/topics/reference/general/policy-protocol-import-export-defaults.html</text:a></text:p>
      <text:p text:style-name="P16">In the example below a policy is used to redistribute OSPF routes into eBGP:</text:p>
      <text:p text:style-name="P12"><text:span text:style-name="T1">policy-options {</text:span></text:p>
      <text:p text:style-name="P12"><text:span text:style-name="T1"><text:s text:c="4"/>policy-statement send-ospf {</text:span></text:p>
      <text:p text:style-name="P12"><text:span text:style-name="T1"><text:s text:c="8"/>term 1 {</text:span></text:p>
      <text:p text:style-name="P12"><text:span text:style-name="T1"><text:s text:c="12"/>from protocol ospf;</text:span></text:p>
      <text:p text:style-name="P12"><text:span text:style-name="T1"><text:s text:c="12"/>then accept;</text:span></text:p>
      <text:p text:style-name="P12"><text:span text:style-name="T1"><text:s text:c="8"/>}</text:span></text:p>
      <text:p text:style-name="P12"><text:span text:style-name="T1"><text:s text:c="4"/>}</text:span></text:p>
      <text:p text:style-name="P12"><text:span text:style-name="T1">}</text:span></text:p>
      <text:p text:style-name="P12"><text:span text:style-name="T1"/></text:p>
      <text:p text:style-name="P17"><text:span text:style-name="T1">The above policy is uset to accept routes from the OSPF protocol.</text:span></text:p>
      <text:p text:style-name="P12"><text:span text:style-name="T1"/></text:p>
      <text:p text:style-name="P12"><text:span text:style-name="T1">protocols {</text:span></text:p>
      <text:p text:style-name="P12"><text:soft-page-break/><text:span text:style-name="T1"><text:s text:c="4"/>bgp {</text:span></text:p>
      <text:p text:style-name="P12"><text:span text:style-name="T1"><text:s text:c="8"/>group external-peers {</text:span></text:p>
      <text:p text:style-name="P12"><text:span text:style-name="T1"><text:s text:c="12"/>type external;</text:span></text:p>
      <text:p text:style-name="P12"><text:span text:style-name="T1"><text:s text:c="12"/>export send-ospf;</text:span></text:p>
      <text:p text:style-name="P12"><text:span text:style-name="T1"><text:s text:c="12"/>advertise-peer-as;</text:span></text:p>
      <text:p text:style-name="P12"><text:span text:style-name="T1"><text:s text:c="12"/>neighbor 172.20.5.2 {</text:span></text:p>
      <text:p text:style-name="P12"><text:span text:style-name="T1"><text:s text:c="16"/>peer-as 30;</text:span></text:p>
      <text:p text:style-name="P12"><text:span text:style-name="T1"><text:s text:c="12"/>}</text:span></text:p>
      <text:p text:style-name="P12"><text:span text:style-name="T1"><text:s text:c="8"/>}</text:span></text:p>
      <text:p text:style-name="P12"><text:span text:style-name="T1"><text:s text:c="4"/>}</text:span></text:p>
      <text:p text:style-name="P12"><text:span text:style-name="T1">}</text:span></text:p>
      <text:p text:style-name="P16"><text:span text:style-name="T4"/></text:p>
      <text:p text:style-name="P16"><text:span text:style-name="T4">The policy is then exported in to the BGP group with the external type, to have eBGP redistribute the OSPF routes. </text:span></text:p>
      <text:p text:style-name="P13"><text:span text:style-name="T4">From operational mode the test command is used to see the positive police matches for a specific prefix like show in this example for the policy “send-ospf” and the prefix 172.20.5.0/24.</text:span></text:p>
      <text:p text:style-name="P14"><text:span text:style-name="T4"/></text:p>
      <text:p text:style-name="P18"><text:span text:style-name="T15">root@vSRX1&gt; test policy send-ospf 172.20.5.0/24 </text:span></text:p>
      <text:p text:style-name="P18"><text:span text:style-name="T15"/></text:p>
      <text:p text:style-name="P18"><text:span text:style-name="T15">vR1.inet.0: 18 destinations, 25 routes (18 active, 0 holddown, 0 hidden)</text:span></text:p>
      <text:p text:style-name="P18"><text:span text:style-name="T15">+ = Active Route, - = Last Active, * = Both</text:span></text:p>
      <text:p text:style-name="P18"><text:span text:style-name="T15"/></text:p>
      <text:p text:style-name="P18"><text:span text:style-name="T15">172.20.5.0/24 <text:s text:c="5"/>*[BGP/170] 00:05:52, localpref 100, from 192.168.20.4</text:span></text:p>
      <text:p text:style-name="P18"><text:span text:style-name="T15"><text:s text:c="22"/>AS path: I</text:span></text:p>
      <text:p text:style-name="P18"><text:span text:style-name="T15"><text:s text:c="20"/>&gt; to 172.20.4.1 via lt-0/0/0.1</text:span></text:p>
      <text:p text:style-name="P18"><text:span text:style-name="T15"/></text:p>
      <text:p text:style-name="P18"><text:span text:style-name="T15">vR2.inet.0: 18 destinations, 21 routes (18 active, 0 holddown, 0 hidden)</text:span></text:p>
      <text:p text:style-name="P18"><text:span text:style-name="T15">+ = Active Route, - = Last Active, * = Both</text:span></text:p>
      <text:p text:style-name="P18"><text:span text:style-name="T15"/></text:p>
      <text:p text:style-name="P18"><text:span text:style-name="T15">172.20.5.0/24 <text:s text:c="5"/>*[BGP/170] 00:05:51, localpref 100, from 192.168.20.1</text:span></text:p>
      <text:p text:style-name="P18"><text:span text:style-name="T15"><text:s text:c="22"/>AS path: I</text:span></text:p>
      <text:p text:style-name="P18"><text:span text:style-name="T15"><text:s text:c="20"/>&gt; to 172.20.2.2 via lt-0/0/0.3</text:span></text:p>
      <text:p text:style-name="P18"><text:span text:style-name="T15"/></text:p>
      <text:p text:style-name="P18"><text:span text:style-name="T15">vR3.inet.0: 17 destinations, 20 routes (17 active, 0 holddown, 0 hidden)</text:span></text:p>
      <text:p text:style-name="P18"><text:span text:style-name="T15">+ = Active Route, - = Last Active, * = Both</text:span></text:p>
      <text:p text:style-name="P18"><text:span text:style-name="T15"/></text:p>
      <text:p text:style-name="P18"><text:span text:style-name="T15">172.20.5.0/24 <text:s text:c="5"/>*[BGP/170] 00:05:51, localpref 100, from 192.168.20.1</text:span></text:p>
      <text:p text:style-name="P18"><text:span text:style-name="T15"><text:s text:c="22"/>AS path: I</text:span></text:p>
      <text:p text:style-name="P18"><text:span text:style-name="T15"><text:s text:c="20"/>&gt; to 172.20.3.2 via lt-0/0/0.5</text:span></text:p>
      <text:p text:style-name="P18"><text:span text:style-name="T15"/></text:p>
      <text:p text:style-name="P18"><text:span text:style-name="T15">vR4.inet.0: 18 destinations, 22 routes (18 active, 0 holddown, 0 hidden)</text:span></text:p>
      <text:p text:style-name="P18"><text:span text:style-name="T15">+ = Active Route, - = Last Active, * = Both</text:span></text:p>
      <text:p text:style-name="P18"><text:span text:style-name="T15"/></text:p>
      <text:p text:style-name="P18"><text:span text:style-name="T15">172.20.5.0/24 <text:s text:c="5"/>*[Direct/0] 00:07:02</text:span></text:p>
      <text:p text:style-name="P18"><text:soft-page-break/><text:span text:style-name="T15"><text:s text:c="20"/>&gt; via ge-0/0/1.0</text:span></text:p>
      <text:p text:style-name="P18"><text:span text:style-name="T15"><text:s text:c="20"/>[BGP/170] 00:06:59, localpref 100</text:span></text:p>
      <text:p text:style-name="P18"><text:span text:style-name="T15"><text:s text:c="22"/>AS path: 30 I</text:span></text:p>
      <text:p text:style-name="P18"><text:span text:style-name="T15"><text:s text:c="20"/>&gt; to 172.20.5.2 via ge-0/0/1.0</text:span></text:p>
      <text:p text:style-name="P18"><text:span text:style-name="T15">172.20.5.1/32 <text:s text:c="5"/>*[Local/0] 00:07:03</text:span></text:p>
      <text:p text:style-name="P18"><text:span text:style-name="T15"><text:s text:c="22"/>Local via ge-0/0/1.0</text:span></text:p>
      <text:p text:style-name="P18"><text:span text:style-name="T15"/></text:p>
      <text:p text:style-name="P18"><text:span text:style-name="T15">Policy send-ospf: 5 prefix accepted, 0 prefix rejected</text:span><text:span text:style-name="T14"><text:line-break/></text:span><text:span text:style-name="T4"><text:line-break/></text:span><text:span text:style-name="T7">This output is from running the above command on the first router in the BGP example. We see that the prefix was accepted 5 times, ones for each virtual instance except the vR4 that has the local route as well, and never rejected.</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ospace" svg:font-family="monospace"/>
    <style:font-face style:name="Courier New1" svg:font-family="'Courier New'" style:font-pitch="fixed"/>
    <style:font-face style:name="Courier New" svg:font-family="'Courier New'" style:font-family-generic="modern" style:font-pitch="fixed"/>
    <style:font-face style:name="Liberation Mono" svg:font-family="'Liberation Mono'" style:font-family-generic="modern" style:font-pitch="fixed"/>
    <style:font-face style:name="Calibri1" svg:font-family="Calib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ny" style:family="paragraph">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5cm" loext:contextual-spacing="true" fo:line-height="100%" style:page-number="auto" style:writing-mode="lr-tb"/>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Domyślna_20_czcionka_20_akapitu" style:display-name="Domyślna czcionka akapitu"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
    <dc:description/>
    <dc:subject/>
    <meta:initial-creator>Michał Skórczewski</meta:initial-creator>
    <dc:creator>Martin Grønholdt</dc:creator>
    <meta:creation-date>2017-05-29T11:21:00Z</meta:creation-date>
    <dc:date>2017-06-03T18:59:32.119213581</dc:date>
    <meta:editing-cycles>55</meta:editing-cycles>
    <meta:editing-duration>PT15H38M39S</meta:editing-duration>
    <meta:document-statistic meta:table-count="1" meta:image-count="0" meta:object-count="0" meta:page-count="3" meta:paragraph-count="66" meta:word-count="581" meta:character-count="4092" meta:non-whitespace-character-count="3171"/>
    <meta:template xlink:type="simple" xlink:actuate="onRequest" xlink:title="" xlink:href="../ospf.odt/Normal.dotm"/>
  </office:meta>
</office:document-meta>
</file>